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8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nny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Joe biden rules out 2020 bid: 'guys, i'm not running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tch: darvish gave hitter whiplash with slow pit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at do you call a turtle without its shell? Dea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 reasons the 2016 election feels so person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co police shot mexican migrant from behind, new autopsy show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ha stewart tweets hideous food photo, twitter responds accordingl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at is a pokemon master's favorite kind of pasta? Wartortellini!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y do native americans hate it when it rains in april? because it brings mayflowers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ama's climate change legacy is impressive, imperfect and vulnerab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y family tree is a cactus, we're all pricks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nald trump has found something mysterious for rudy giuliani to d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w donald trump and ted cruz's love affair is all relationship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nt to know why athletes chose to #takeaknee? look at our broken justice syste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w are music and candy similar? we throw away the rappers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mous couples who help each other stay healthy and fi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udy finds strong link between zika and guillain-barre syndrom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c baldwin and wife hilaria welcome another baby bo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mp says iran is complying with nuclear deal, but remains a dangerous thre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m kardashian baby name: reality star discusses the 'k' name possibility (video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just ended a 5 year relationship i'm fine, it wasn't my relationship :p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9-19T09:25:54.694262300</dc:date>
    <meta:editing-duration>PT3M2S</meta:editing-duration>
    <meta:editing-cycles>1</meta:editing-cycles>
    <meta:document-statistic meta:table-count="1" meta:cell-count="40" meta:object-count="0"/>
    <meta:generator>LibreOffice/25.2.5.2$Windows_X86_64 LibreOffice_project/03d19516eb2e1dd5d4ccd751a0d6f35f35e08022</meta:generator>
  </office:meta>
</office:document-meta>
</file>